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adea" svg:font-family="Caladea" style:font-adornments="Normal" style:font-family-generic="roman" style:font-pitch="variable"/>
    <style:font-face style:name="Caladea1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7.823cm"/>
      <style:paragraph-properties style:writing-mode="lr-tb"/>
    </style:style>
    <style:style style:name="gr2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gr4" style:family="graphic" style:parent-style-name="standard">
      <style:graphic-properties draw:stroke="none" draw:fill="none" fo:min-height="3.557cm"/>
      <style:paragraph-properties style:writing-mode="lr-tb"/>
    </style:style>
    <style:style style:name="gr5" style:family="graphic" style:parent-style-name="standard">
      <style:graphic-properties draw:stroke="none" draw:fill="none" fo:min-height="2.467cm"/>
      <style:paragraph-properties style:writing-mode="lr-tb"/>
    </style:style>
    <style:style style:name="gr6" style:family="graphic" style:parent-style-name="standard">
      <style:graphic-properties draw:stroke="none" draw:fill="none" fo:min-height="3.129cm"/>
      <style:paragraph-properties style:writing-mode="lr-tb"/>
    </style:style>
    <style:style style:name="gr7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1cm"/>
      <style:paragraph-properties style:writing-mode="lr-tb"/>
    </style:style>
    <style:style style:name="gr10" style:family="graphic" style:parent-style-name="standard">
      <style:graphic-properties draw:stroke="none" draw:fill="none" fo:min-height="4.52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234cm"/>
      <style:paragraph-properties style:writing-mode="lr-tb"/>
    </style:style>
    <style:style style:name="gr12" style:family="graphic" style:parent-style-name="standard">
      <style:graphic-properties draw:stroke="none" draw:fill="none" fo:min-height="0.713cm"/>
      <style:paragraph-properties style:writing-mode="lr-tb"/>
    </style:style>
    <style:style style:name="gr13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8" style:family="graphic" style:parent-style-name="standard">
      <style:graphic-properties draw:stroke="none" draw:fill="none" fo:min-height="1.23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ffffff" fo:min-height="0.5cm"/>
      <style:paragraph-properties style:writing-mode="lr-tb"/>
    </style:style>
    <style:style style:name="gr21" style:family="graphic" style:parent-style-name="standard">
      <style:graphic-properties draw:stroke="none" draw:fill="none" fo:min-height="8.25cm"/>
      <style:paragraph-properties style:writing-mode="lr-tb"/>
    </style:style>
    <style:style style:name="gr22" style:family="graphic" style:parent-style-name="standard">
      <style:graphic-properties draw:stroke="none" draw:fill="none" fo:min-height="0.5cm"/>
      <style:paragraph-properties style:writing-mode="lr-tb"/>
    </style:style>
    <style:style style:name="gr23" style:family="graphic" style:parent-style-name="standard">
      <style:graphic-properties draw:stroke="none" draw:fill="none" fo:min-height="0.45cm"/>
      <style:paragraph-properties style:writing-mode="lr-tb"/>
    </style:style>
    <style:style style:name="gr24" style:family="graphic" style:parent-style-name="standard">
      <style:graphic-properties draw:stroke="none" draw:fill="none" fo:min-height="2.307cm"/>
      <style:paragraph-properties style:writing-mode="lr-tb"/>
    </style:style>
    <style:style style:name="gr25" style:family="graphic" style:parent-style-name="standard">
      <style:graphic-properties draw:stroke="none" draw:fill="none" fo:min-height="0.533cm"/>
      <style:paragraph-properties style:writing-mode="lr-tb"/>
    </style:style>
    <style:style style:name="gr2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1.349cm"/>
      <style:paragraph-properties style:writing-mode="lr-tb"/>
    </style:style>
    <style:style style:name="gr28" style:family="graphic" style:parent-style-name="standard">
      <style:graphic-properties draw:stroke="solid" draw:fill="none" fo:min-height="0.823cm"/>
      <style:paragraph-properties style:writing-mode="lr-tb"/>
    </style:style>
    <style:style style:name="gr29" style:family="graphic" style:parent-style-name="standard">
      <style:graphic-properties draw:stroke="none" draw:fill="none" fo:min-height="3.25cm"/>
      <style:paragraph-properties style:writing-mode="lr-tb"/>
    </style:style>
    <style:style style:name="gr30" style:family="graphic" style:parent-style-name="standard">
      <style:graphic-properties draw:stroke="none" draw:fill="none" fo:min-height="1.25cm"/>
      <style:paragraph-properties style:writing-mode="lr-tb"/>
    </style:style>
    <style:style style:name="P1" style:family="paragraph">
      <style:text-properties style:font-name="Caladea" fo:font-size="10pt"/>
    </style:style>
    <style:style style:name="P2" style:family="paragraph">
      <loext:graphic-properties draw:fill="none"/>
      <style:text-properties style:font-name="Caladea"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Caladea" fo:font-size="10pt"/>
    </style:style>
    <style:style style:name="P5" style:family="paragraph">
      <style:text-properties style:font-name="Caladea1" fo:font-size="10pt"/>
    </style:style>
    <style:style style:name="P6" style:family="paragraph">
      <loext:graphic-properties draw:fill="none"/>
      <style:text-properties style:font-name="Caladea1" fo:font-size="10pt"/>
    </style:style>
    <style:style style:name="P7" style:family="paragraph">
      <loext:graphic-properties draw:fill="none"/>
      <style:paragraph-properties fo:text-align="center"/>
      <style:text-properties style:font-name="Caladea1" fo:font-size="10pt"/>
    </style:style>
    <style:style style:name="P8" style:family="paragraph">
      <loext:graphic-properties draw:fill="none" draw:fill-color="#ffffff"/>
      <style:text-properties style:font-name="Caladea1" fo:font-size="10pt"/>
    </style:style>
    <style:style style:name="P9" style:family="paragraph">
      <loext:graphic-properties draw:fill="none"/>
      <style:paragraph-properties fo:text-align="center"/>
      <style:text-properties style:font-name="Caladea" fo:font-size="10pt"/>
    </style:style>
    <style:style style:name="P10" style:family="paragraph">
      <style:text-properties style:font-name="Caladea" fo:font-size="10pt" fo:font-weight="normal"/>
    </style:style>
    <style:style style:name="P11" style:family="paragraph">
      <loext:graphic-properties draw:fill="none" draw:fill-color="#ffffff"/>
      <style:text-properties style:font-name="Caladea" fo:font-size="10pt" fo:font-weight="normal"/>
    </style:style>
    <style:style style:name="T1" style:family="text">
      <style:text-properties style:font-name="Caladea" fo:font-size="10pt"/>
    </style:style>
    <style:style style:name="T2" style:family="text">
      <style:text-properties fo:language="fr" fo:country="FR"/>
    </style:style>
    <style:style style:name="T3" style:family="text">
      <style:text-properties fo:font-weight="bold"/>
    </style:style>
    <style:style style:name="T4" style:family="text">
      <style:text-properties fo:language="fr" fo:country="FR" fo:font-weight="bold"/>
    </style:style>
    <style:style style:name="T5" style:family="text">
      <style:text-properties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TML" draw:style-name="dp1" draw:master-page-name="Standard">
        <draw:frame draw:style-name="gr1" draw:text-style-name="P2" draw:layer="layout" svg:width="12.905cm" svg:height="8.073cm" svg:x="1.845cm" svg:y="1.427cm">
          <draw:text-box>
            <text:p text:style-name="P1"><text:span text:style-name="T1"><text:s text:c="2"/></text:span><text:span text:style-name="T1">&lt;h1&gt;Jeu du morpion&lt;/h1&gt;</text:span></text:p>
            <text:p text:style-name="P1"><text:span text:style-name="T1"><text:s text:c="4"/></text:span><text:span text:style-name="T1">&lt;div class="container"&gt;</text:span></text:p>
            <text:p text:style-name="P1"><text:span text:style-name="T1"><text:s text:c="8"/></text:span><text:span text:style-name="T1">&lt;div class="cell" data-index="0"&gt;&lt;/div&gt;</text:span></text:p>
            <text:p text:style-name="P1"><text:span text:style-name="T1"><text:s text:c="8"/></text:span><text:span text:style-name="T1">&lt;div class="cell" data-index="1"&gt;&lt;/div&gt;</text:span></text:p>
            <text:p text:style-name="P1"><text:span text:style-name="T1"><text:s text:c="8"/></text:span><text:span text:style-name="T1">&lt;div class="cell" data-index="2"&gt;&lt;/div&gt;</text:span></text:p>
            <text:p text:style-name="P1"><text:span text:style-name="T1"><text:s text:c="8"/></text:span><text:span text:style-name="T1">&lt;div class="cell" data-index="3"&gt;&lt;/div&gt;</text:span></text:p>
            <text:p text:style-name="P1"><text:span text:style-name="T1"><text:s text:c="8"/></text:span><text:span text:style-name="T1">&lt;div class="cell" data-index="4"&gt;&lt;/div&gt;</text:span></text:p>
            <text:p text:style-name="P1"><text:span text:style-name="T1"><text:s text:c="8"/></text:span><text:span text:style-name="T1">&lt;div class="cell" data-index="5"&gt;&lt;/div&gt;</text:span></text:p>
            <text:p text:style-name="P1"><text:span text:style-name="T1"><text:s text:c="8"/></text:span><text:span text:style-name="T1">&lt;div class="cell" data-index="6"&gt;&lt;/div&gt;</text:span></text:p>
            <text:p text:style-name="P1"><text:span text:style-name="T1"><text:s text:c="8"/></text:span><text:span text:style-name="T1">&lt;div class="cell" data-index="7"&gt;&lt;/div&gt;</text:span></text:p>
            <text:p text:style-name="P1"><text:span text:style-name="T1"><text:s text:c="8"/></text:span><text:span text:style-name="T1">&lt;div class="cell" data-index="8"&gt;&lt;/div&gt;</text:span></text:p>
            <text:p text:style-name="P1"><text:span text:style-name="T1"><text:s text:c="4"/></text:span><text:span text:style-name="T1">&lt;/div&gt;</text:span></text:p>
            <text:p text:style-name="P1"><text:span text:style-name="T1"><text:s text:c="4"/></text:span><text:span text:style-name="T1">&lt;h2 class="info"&gt;&lt;/h2&gt;</text:span></text:p>
          </draw:text-box>
        </draw:frame>
        <draw:line draw:style-name="gr2" draw:text-style-name="P3" draw:layer="layout" svg:x1="6.75cm" svg:y1="6.75cm" svg:x2="12.25cm" svg:y2="6.75cm">
          <text:p/>
        </draw:line>
        <draw:frame draw:style-name="gr3" draw:text-style-name="P4" draw:layer="layout" svg:width="12.853cm" svg:height="1.073cm" svg:x="12.897cm" svg:y="6.23cm">
          <draw:text-box>
            <text:p text:style-name="P1">Class qui permet de dire c’est a qui de joué et qui à gagné ou qui à perdu</text:p>
          </draw:text-box>
        </draw:frame>
        <draw:line draw:style-name="gr2" draw:text-style-name="P3" draw:layer="layout" svg:x1="9.65cm" svg:y1="4.05cm" svg:x2="15.15cm" svg:y2="4.05cm">
          <text:p/>
        </draw:line>
        <draw:frame draw:style-name="gr3" draw:text-style-name="P4" draw:layer="layout" svg:width="9.103cm" svg:height="1.073cm" svg:x="15.397cm" svg:y="3.7cm">
          <draw:text-box>
            <text:p text:style-name="P1">Permet de vérifier qui à gagné ou pas</text:p>
            <text:p text:style-name="P1"/>
          </draw:text-box>
        </draw:frame>
      </draw:page>
      <draw:page draw:name="CSS" draw:style-name="dp1" draw:master-page-name="Standard">
        <draw:frame draw:style-name="gr4" draw:text-style-name="P6" draw:layer="layout" svg:width="7.656cm" svg:height="3.807cm" svg:x="1.344cm" svg:y="1.75cm">
          <draw:text-box>
            <text:p text:style-name="P5">*, ::before, ::after {</text:p>
            <text:p text:style-name="P5"><text:s text:c="4"/>box-sizing: border-box;</text:p>
            <text:p text:style-name="P5"><text:s text:c="4"/>margin: 0;</text:p>
            <text:p text:style-name="P5"><text:s text:c="4"/>padding: 0;</text:p>
            <text:p text:style-name="P5">}</text:p>
          </draw:text-box>
        </draw:frame>
        <draw:frame draw:style-name="gr5" draw:text-style-name="P6" draw:layer="layout" svg:width="10.266cm" svg:height="2.717cm" svg:x="1.234cm" svg:y="5.115cm">
          <draw:text-box>
            <text:p text:style-name="P5">body {</text:p>
            <text:p text:style-name="P5"><text:s text:c="4"/>font-family: Arial, Helvetica, sans-serif;</text:p>
            <text:p text:style-name="P5"><text:s text:c="4"/>background: linear-gradient(to right, #283048, #859398); </text:p>
            <text:p text:style-name="P5"><text:s text:c="4"/>color: #f1f1f1; </text:p>
          </draw:text-box>
        </draw:frame>
        <draw:frame draw:style-name="gr4" draw:text-style-name="P6" draw:layer="layout" svg:width="6.992cm" svg:height="3.807cm" svg:x="1.25cm" svg:y="7.693cm">
          <draw:text-box>
            <text:p text:style-name="P5">h1, h2 {</text:p>
            <text:p text:style-name="P5"><text:s text:c="4"/>text-align: center;</text:p>
            <text:p text:style-name="P5"><text:s text:c="4"/>font-size: 50px;</text:p>
            <text:p text:style-name="P5"><text:s text:c="4"/>margin: 50px auto 0;</text:p>
            <text:p text:style-name="P5">}</text:p>
          </draw:text-box>
        </draw:frame>
        <draw:frame draw:style-name="gr6" draw:text-style-name="P6" draw:layer="layout" svg:width="14.916cm" svg:height="3.379cm" svg:x="1.25cm" svg:y="10.871cm">
          <draw:text-box>
            <text:p text:style-name="P5">.container {</text:p>
            <text:p text:style-name="P5"><text:s text:c="4"/>display: grid;</text:p>
            <text:p text:style-name="P5"><text:s text:c="4"/>grid-template: repeat(3,100px) / repeat(3,100px);</text:p>
            <text:p text:style-name="P5"><text:s text:c="4"/>width: 300px;</text:p>
            <text:p text:style-name="P5"><text:s text:c="4"/>height: 300px;</text:p>
            <text:p text:style-name="P5"><text:s text:c="4"/>margin: 50px auto;</text:p>
            <text:p text:style-name="P5">}</text:p>
          </draw:text-box>
        </draw:frame>
        <draw:line draw:style-name="gr7" draw:text-style-name="P7" draw:layer="layout" svg:x1="16.75cm" svg:y1="12.1cm" svg:x2="19.5cm" svg:y2="12.1cm">
          <text:p/>
        </draw:line>
        <draw:frame draw:style-name="gr8" draw:text-style-name="P8" draw:layer="layout" svg:width="8cm" svg:height="2.384cm" svg:x="19.75cm" svg:y="11.15cm">
          <draw:text-box>
            <text:p text:style-name="P5">Utilisation CSS GRID</text:p>
            <text:p text:style-name="P5">1) 3 rangées de 100 px</text:p>
            <text:p text:style-name="P5">2) 3 colonnes de 100 px</text:p>
            <text:p text:style-name="P5">Une grille de 9 cases de 100 px de haut. </text:p>
          </draw:text-box>
        </draw:frame>
        <draw:frame draw:style-name="gr9" draw:text-style-name="P8" draw:layer="layout" svg:width="6cm" svg:height="1.35cm" svg:x="19.9cm" svg:y="13.15cm">
          <draw:text-box>
            <text:p text:style-name="P5">Widht:300px de large</text:p>
            <text:p text:style-name="P5">Height:300 px de haut</text:p>
          </draw:text-box>
        </draw:frame>
        <draw:line draw:style-name="gr7" draw:text-style-name="P7" draw:layer="layout" svg:x1="16.75cm" svg:y1="13.5cm" svg:x2="19.5cm" svg:y2="13.9cm">
          <text:p/>
        </draw:line>
        <draw:frame draw:style-name="gr9" draw:text-style-name="P8" draw:layer="layout" svg:width="6cm" svg:height="1.35cm" svg:x="19.9cm" svg:y="14.35cm">
          <draw:text-box>
            <text:p text:style-name="P5">Margin 50px auto:centrer</text:p>
          </draw:text-box>
        </draw:frame>
        <draw:line draw:style-name="gr7" draw:text-style-name="P7" draw:layer="layout" svg:x1="16.75cm" svg:y1="14.253cm" svg:x2="19.5cm" svg:y2="14.653cm">
          <text:p/>
        </draw:line>
        <draw:frame draw:style-name="gr10" draw:text-style-name="P2" draw:layer="layout" svg:width="8.19cm" svg:height="4.779cm" svg:x="1.5cm" svg:y="14.471cm">
          <draw:text-box>
            <text:p text:style-name="P1">.cell {</text:p>
            <text:p text:style-name="P1"><text:s text:c="4"/>width: 100px;</text:p>
            <text:p text:style-name="P1"><text:s text:c="4"/>height: 100px;</text:p>
            <text:p text:style-name="P1"><text:s text:c="4"/>color: #f1f1f1;</text:p>
            <text:p text:style-name="P1"><text:s text:c="4"/>border: 1px solid #f1f1f1;</text:p>
            <text:p text:style-name="P1"><text:s text:c="4"/>cursor: pointer;</text:p>
            <text:p text:style-name="P1"><text:s text:c="4"/>font-size: 60px;</text:p>
            <text:p text:style-name="P1"><text:s text:c="4"/>display: flex;</text:p>
            <text:p text:style-name="P1"><text:s text:c="4"/>justify-content: center;</text:p>
            <text:p text:style-name="P1"><text:s text:c="4"/>align-items: center;</text:p>
            <text:p text:style-name="P1">}</text:p>
          </draw:text-box>
        </draw:frame>
        <draw:line draw:style-name="gr7" draw:text-style-name="P7" draw:layer="layout" svg:x1="16.75cm" svg:y1="17.75cm" svg:x2="19.5cm" svg:y2="17.806cm">
          <text:p/>
        </draw:line>
        <draw:frame draw:style-name="gr11" draw:text-style-name="P8" draw:layer="layout" svg:width="6.35cm" svg:height="1.484cm" svg:x="19.9cm" svg:y="16.95cm">
          <draw:text-box>
            <text:p text:style-name="P5">Styliser les cellules</text:p>
            <text:p text:style-name="P5">Cursor pointer:on peut cliquer dessus</text:p>
          </draw:text-box>
        </draw:frame>
      </draw:page>
      <draw:page draw:name="JS" draw:style-name="dp1" draw:master-page-name="Standard">
        <draw:frame draw:style-name="gr12" draw:text-style-name="P2" draw:layer="layout" svg:width="10.25cm" svg:height="0.963cm" svg:x="1.5cm" svg:y="1.537cm">
          <draw:text-box>
            <text:p text:style-name="P1">const info = document.querySelector('.info');</text:p>
          </draw:text-box>
        </draw:frame>
        <draw:line draw:style-name="gr13" draw:text-style-name="P9" draw:layer="layout" svg:x1="15cm" svg:y1="2.25cm" svg:x2="16.75cm" svg:y2="2.25cm">
          <text:p/>
        </draw:line>
        <draw:frame draw:style-name="gr14" draw:text-style-name="P4" draw:layer="layout" svg:width="4.5cm" svg:height="1.25cm" svg:x="19.2cm" svg:y="1.75cm">
          <draw:text-box>
            <text:p text:style-name="P1">Texte d’informations, qui à joué, qui à gagné etc...</text:p>
          </draw:text-box>
        </draw:frame>
        <draw:frame draw:style-name="gr12" draw:text-style-name="P2" draw:layer="layout" svg:width="10.25cm" svg:height="0.963cm" svg:x="1.5cm" svg:y="4.037cm">
          <draw:text-box>
            <text:p text:style-name="P1"><text:span text:style-name="T1">const cellules = document.querySelectorAll('.cell');</text:span></text:p>
          </draw:text-box>
        </draw:frame>
        <draw:line draw:style-name="gr13" draw:text-style-name="P9" draw:layer="layout" svg:x1="15cm" svg:y1="4.75cm" svg:x2="16.75cm" svg:y2="4.75cm">
          <text:p/>
        </draw:line>
        <draw:frame draw:style-name="gr14" draw:text-style-name="P4" draw:layer="layout" svg:width="5.3cm" svg:height="1.25cm" svg:x="19.2cm" svg:y="4.25cm">
          <draw:text-box>
            <text:p text:style-name="P1">On prend toutes les cellules</text:p>
          </draw:text-box>
        </draw:frame>
        <draw:frame draw:style-name="gr12" draw:text-style-name="P2" draw:layer="layout" svg:width="10.25cm" svg:height="0.963cm" svg:x="1.2cm" svg:y="6.337cm">
          <draw:text-box>
            <text:p text:style-name="P1"><text:span text:style-name="T1">let verouillage = true;</text:span></text:p>
          </draw:text-box>
        </draw:frame>
        <draw:line draw:style-name="gr13" draw:text-style-name="P9" draw:layer="layout" svg:x1="14.7cm" svg:y1="7.05cm" svg:x2="16.45cm" svg:y2="7.05cm">
          <text:p/>
        </draw:line>
        <draw:frame draw:style-name="gr14" draw:text-style-name="P4" draw:layer="layout" svg:width="6.1cm" svg:height="1.25cm" svg:x="18.9cm" svg:y="6.55cm">
          <draw:text-box>
            <text:p text:style-name="P1">Quand on a gagné on fige la partie</text:p>
          </draw:text-box>
        </draw:frame>
        <draw:frame draw:style-name="gr12" draw:text-style-name="P2" draw:layer="layout" svg:width="10.25cm" svg:height="0.963cm" svg:x="1.2cm" svg:y="8.537cm">
          <draw:text-box>
            <text:p text:style-name="P1"><text:span text:style-name="T1">let joueurEnCours = "X";</text:span></text:p>
          </draw:text-box>
        </draw:frame>
        <draw:line draw:style-name="gr13" draw:text-style-name="P9" draw:layer="layout" svg:x1="14.7cm" svg:y1="9.05cm" svg:x2="16.45cm" svg:y2="9.05cm">
          <text:p/>
        </draw:line>
        <draw:frame draw:style-name="gr15" draw:text-style-name="P4" draw:layer="layout" svg:width="7.85cm" svg:height="0.95cm" svg:x="18.9cm" svg:y="8.55cm">
          <draw:text-box>
            <text:p text:style-name="P1">C’est le joueur qui à la croix qui démarre </text:p>
          </draw:text-box>
        </draw:frame>
        <draw:frame draw:style-name="gr12" draw:text-style-name="P2" draw:layer="layout" svg:width="10.25cm" svg:height="4.361cm" svg:x="1.4cm" svg:y="9.937cm">
          <draw:text-box>
            <text:p text:style-name="P1"><text:span text:style-name="T1">const alignementsGagnants = [</text:span></text:p>
            <text:p text:style-name="P1"><text:span text:style-name="T1"><text:s text:c="4"/></text:span><text:span text:style-name="T1">[0, 1, 2],</text:span></text:p>
            <text:p text:style-name="P1"><text:span text:style-name="T1"><text:s text:c="4"/></text:span><text:span text:style-name="T1">[3, 4, 5],</text:span></text:p>
            <text:p text:style-name="P1"><text:span text:style-name="T1"><text:s text:c="4"/></text:span><text:span text:style-name="T1">[6, 7, 8],</text:span></text:p>
            <text:p text:style-name="P1"><text:span text:style-name="T1"><text:s text:c="4"/></text:span><text:span text:style-name="T1">[0, 3, 6],</text:span></text:p>
            <text:p text:style-name="P1"><text:span text:style-name="T1"><text:s text:c="4"/></text:span><text:span text:style-name="T1">[1, 4, 7],</text:span></text:p>
            <text:p text:style-name="P1"><text:span text:style-name="T1"><text:s text:c="4"/></text:span><text:span text:style-name="T1">[2, 5, 8],</text:span></text:p>
            <text:p text:style-name="P1"><text:span text:style-name="T1"><text:s text:c="4"/></text:span><text:span text:style-name="T1">[0, 4, 8],</text:span></text:p>
            <text:p text:style-name="P1"><text:span text:style-name="T1"><text:s text:c="4"/></text:span><text:span text:style-name="T1">[2, 4, 6]</text:span></text:p>
            <text:p text:style-name="P1"><text:span text:style-name="T1">]</text:span></text:p>
          </draw:text-box>
        </draw:frame>
        <draw:line draw:style-name="gr13" draw:text-style-name="P9" draw:layer="layout" svg:x1="14.9cm" svg:y1="12.65cm" svg:x2="16.65cm" svg:y2="12.65cm">
          <text:p/>
        </draw:line>
        <draw:frame draw:style-name="gr16" draw:text-style-name="P4" draw:layer="layout" svg:width="6.9cm" svg:height="0.75cm" svg:x="19.1cm" svg:y="12.25cm">
          <draw:text-box>
            <text:p text:style-name="P1">Tableau des alignements gagnants</text:p>
          </draw:text-box>
        </draw:frame>
        <draw:frame draw:style-name="gr12" draw:text-style-name="P2" draw:layer="layout" svg:width="10.25cm" svg:height="0.963cm" svg:x="1.4cm" svg:y="15.237cm">
          <draw:text-box>
            <text:p text:style-name="P1"><text:span text:style-name="T1">let partieEnCours = ["","","","","","","","",""];</text:span></text:p>
          </draw:text-box>
        </draw:frame>
        <draw:line draw:style-name="gr13" draw:text-style-name="P9" draw:layer="layout" svg:x1="14.9cm" svg:y1="15.45cm" svg:x2="16.65cm" svg:y2="15.45cm">
          <text:p/>
        </draw:line>
        <draw:frame draw:style-name="gr17" draw:text-style-name="P4" draw:layer="layout" svg:width="5.3cm" svg:height="1cm" svg:x="19.1cm" svg:y="14.95cm">
          <draw:text-box>
            <text:p text:style-name="P1">Les endroits ou on aura coché</text:p>
          </draw:text-box>
        </draw:frame>
        <draw:frame draw:style-name="gr18" draw:text-style-name="P2" draw:layer="layout" svg:width="9.4cm" svg:height="1.484cm" svg:x="1.1cm" svg:y="17.037cm">
          <draw:text-box>
            <text:p text:style-name="P1"><text:span text:style-name="T1">cellules.forEach(cell =&gt; {</text:span></text:p>
            <text:p text:style-name="P1"><text:span text:style-name="T1"><text:s text:c="4"/></text:span><text:span text:style-name="T1">cell.addEventListener('click', clicSurCase);</text:span></text:p>
            <text:p text:style-name="P1"><text:span text:style-name="T1">})</text:span></text:p>
          </draw:text-box>
        </draw:frame>
        <draw:line draw:style-name="gr13" draw:text-style-name="P9" draw:layer="layout" svg:x1="14.6cm" svg:y1="17.65cm" svg:x2="16.35cm" svg:y2="17.65cm">
          <text:p/>
        </draw:line>
        <draw:frame draw:style-name="gr17" draw:text-style-name="P4" draw:layer="layout" svg:width="5.3cm" svg:height="1.895cm" svg:x="18.8cm" svg:y="17.15cm">
          <draw:text-box>
            <text:p text:style-name="P1">Pour chaque cellule quand on va cliquez dessus, on va envoyer la fonction clique sur case</text:p>
          </draw:text-box>
        </draw:frame>
      </draw:page>
      <draw:page draw:name="page4" draw:style-name="dp1" draw:master-page-name="Standard">
        <draw:frame draw:style-name="gr12" draw:text-style-name="P2" draw:layer="layout" svg:width="10.25cm" svg:height="3.128cm" svg:x="1.1cm" svg:y="2.237cm">
          <draw:text-box>
            <text:p text:style-name="P1"><text:span text:style-name="T1">function clicSurCase(e){</text:span></text:p>
            <text:p text:style-name="P1"><text:span text:style-name="T1"><text:s text:c="4"/></text:span><text:span text:style-name="T1">const caseClique = e.target;</text:span></text:p>
            <text:p text:style-name="P1"><text:span text:style-name="T1"><text:s text:c="4"/></text:span><text:span text:style-name="T1">const caseIndex = caseClique.getAttribute('data-index');</text:span></text:p>
            <text:p text:style-name="P1"><text:span text:style-name="T1"/></text:p>
            <text:p text:style-name="P1"><text:span text:style-name="T1"><text:s text:c="4"/></text:span><text:span text:style-name="T1">if(partieEnCours[caseIndex] !== "" || !verouillage){</text:span></text:p>
            <text:p text:style-name="P1"><text:span text:style-name="T1"><text:s text:c="8"/></text:span><text:span text:style-name="T1">return;</text:span></text:p>
            <text:p text:style-name="P1"><text:span text:style-name="T1"><text:s text:c="4"/></text:span><text:span text:style-name="T1">}</text:span></text:p>
          </draw:text-box>
        </draw:frame>
        <draw:line draw:style-name="gr13" draw:text-style-name="P9" draw:layer="layout" svg:x1="14.6cm" svg:y1="2.45cm" svg:x2="16.35cm" svg:y2="2.45cm">
          <text:p/>
        </draw:line>
        <draw:frame draw:style-name="gr19" draw:text-style-name="P4" draw:layer="layout" svg:width="6.1cm" svg:height="2.717cm" svg:x="18.8cm" svg:y="1.95cm">
          <draw:text-box>
            <text:p text:style-name="P1">(e):objet <text:span text:style-name="T2">événement.</text:span></text:p>
            <text:p text:style-name="P1"><text:span text:style-name="T2"/></text:p>
            <text:p text:style-name="P1"><text:span text:style-name="T2">Case sur laquelle on va cliquer</text:span></text:p>
            <text:p text:style-name="P1"><text:span text:style-name="T2">Index de la case</text:span></text:p>
            <text:p text:style-name="P1"><text:span text:style-name="T2"/></text:p>
            <text:p text:style-name="P1"><text:span text:style-name="T2">Si case coché, verrouillage.</text:span></text:p>
          </draw:text-box>
        </draw:frame>
        <draw:frame draw:style-name="gr12" draw:text-style-name="P2" draw:layer="layout" svg:width="10.25cm" svg:height="3.128cm" svg:x="1.5cm" svg:y="6.2cm">
          <draw:text-box>
            <text:p text:style-name="P1"><text:span text:style-name="T1"><text:s text:c="2"/></text:span><text:span text:style-name="T1">changementDeJoueur();</text:span></text:p>
            <text:p text:style-name="P1"><text:span text:style-name="T1">}</text:span></text:p>
            <text:p text:style-name="P1"><text:span text:style-name="T1"/></text:p>
            <text:p text:style-name="P1"><text:span text:style-name="T1">function changementDeJoueur(){</text:span></text:p>
            <text:p text:style-name="P1"><text:span text:style-name="T1"><text:s text:c="4"/></text:span><text:span text:style-name="T1">joueurEnCours = joueurEnCours === "X" ? "O" : "X";</text:span></text:p>
            <text:p text:style-name="P1"><text:span text:style-name="T1"><text:s text:c="4"/></text:span><text:span text:style-name="T1">info.innerText = `Au tour de ${joueurEnCours}`;</text:span></text:p>
            <text:p text:style-name="P1"><text:span text:style-name="T1">}</text:span></text:p>
          </draw:text-box>
        </draw:frame>
        <draw:line draw:style-name="gr13" draw:text-style-name="P9" draw:layer="layout" svg:x1="14.629cm" svg:y1="9.001cm" svg:x2="16.379cm" svg:y2="9.001cm">
          <text:p/>
        </draw:line>
        <draw:frame draw:style-name="gr14" draw:text-style-name="P4" draw:layer="layout" svg:width="4.5cm" svg:height="2.717cm" svg:x="18.75cm" svg:y="8.4cm">
          <draw:text-box>
            <text:p text:style-name="P1">Si le joueur en cours est la croix alors prochain joueur devient 0</text:p>
            <text:p text:style-name="P1"><text:span text:style-name="T3">Elle sera </text:span><text:span text:style-name="T4">appelé</text:span><text:span text:style-name="T3"> uniquement si la partie est finie ou pas</text:span></text:p>
          </draw:text-box>
        </draw:frame>
        <draw:line draw:style-name="gr13" draw:text-style-name="P9" draw:layer="layout" svg:x1="6.25cm" svg:y1="3cm" svg:x2="18.25cm" svg:y2="3cm">
          <text:p/>
        </draw:line>
        <draw:line draw:style-name="gr13" draw:text-style-name="P9" draw:layer="layout" svg:x1="10cm" svg:y1="3.5cm" svg:x2="18.25cm" svg:y2="3.5cm">
          <text:p/>
        </draw:line>
        <draw:line draw:style-name="gr13" draw:text-style-name="P9" draw:layer="layout" svg:x1="10cm" svg:y1="4.4cm" svg:x2="18.25cm" svg:y2="4.4cm">
          <text:p/>
        </draw:line>
        <draw:line draw:style-name="gr13" draw:text-style-name="P9" draw:layer="layout" svg:x1="6.25cm" svg:y1="9.2cm" svg:x2="6.279cm" svg:y2="10.301cm">
          <text:p/>
        </draw:line>
        <draw:frame draw:style-name="gr20" draw:text-style-name="P11" draw:layer="layout" svg:width="7.5cm" svg:height="0.75cm" svg:x="3.1cm" svg:y="10.45cm">
          <draw:text-box>
            <text:p text:style-name="P10"><text:span text:style-name="T5">D’abord la fonction </text:span><text:span text:style-name="T3">Validation Résultats</text:span></text:p>
          </draw:text-box>
        </draw:frame>
        <draw:frame draw:style-name="gr21" draw:text-style-name="P2" draw:layer="layout" svg:width="15.357cm" svg:height="8.5cm" svg:x="1.25cm" svg:y="11.45cm">
          <draw:text-box>
            <text:p text:style-name="P1">function validationResultats(){</text:p>
            <text:p text:style-name="P1"/>
            <text:p text:style-name="P1"><text:s text:c="4"/>let finDePartie = false;</text:p>
            <text:p text:style-name="P1"/>
            <text:p text:style-name="P1"><text:s text:c="4"/>for(let i = 0; i &lt; alignementsGagnants.length; i++ ){</text:p>
            <text:p text:style-name="P1"/>
            <text:p text:style-name="P1"><text:s text:c="8"/>const checkWin = alignementsGagnants[i];</text:p>
            <text:p text:style-name="P1"><text:s text:c="8"/>// <text:s/>[0, 1, 2],</text:p>
            <text:p text:style-name="P1"><text:s text:c="8"/>let a = partieEnCours[checkWin[0]];</text:p>
            <text:p text:style-name="P1"><text:s text:c="8"/>let b = partieEnCours[checkWin[1]];</text:p>
            <text:p text:style-name="P1"><text:s text:c="8"/>let c = partieEnCours[checkWin[2]];</text:p>
            <text:p text:style-name="P1"/>
            <text:p text:style-name="P1"><text:s text:c="8"/>if(a === '' || b === '' || c === ''){</text:p>
            <text:p text:style-name="P1"><text:s text:c="12"/>continue;</text:p>
            <text:p text:style-name="P1"><text:s text:c="8"/>}</text:p>
            <text:p text:style-name="P1"><text:s text:c="8"/>if( a === b &amp;&amp; b === c){</text:p>
            <text:p text:style-name="P1"><text:s text:c="12"/>finDePartie = true;</text:p>
            <text:p text:style-name="P1"><text:s text:c="12"/>break;</text:p>
            <text:p text:style-name="P1"><text:s text:c="8"/>}</text:p>
            <text:p text:style-name="P1"><text:s text:c="4"/>}</text:p>
          </draw:text-box>
        </draw:frame>
        <draw:line draw:style-name="gr13" draw:text-style-name="P9" draw:layer="layout" svg:x1="9.25cm" svg:y1="14.25cm" svg:x2="16.25cm" svg:y2="14.25cm">
          <text:p/>
        </draw:line>
        <draw:frame draw:style-name="gr22" draw:text-style-name="P2" draw:layer="layout" svg:width="8.5cm" svg:height="0.75cm" svg:x="16.75cm" svg:y="13cm">
          <draw:text-box>
            <text:p text:style-name="P1">Itérer à travers les 8 combinaisons possible</text:p>
          </draw:text-box>
        </draw:frame>
        <draw:line draw:style-name="gr13" draw:text-style-name="P9" draw:layer="layout" svg:x1="9.75cm" svg:y1="13.45cm" svg:x2="16.379cm" svg:y2="13.401cm">
          <text:p/>
        </draw:line>
        <draw:frame draw:style-name="gr18" draw:text-style-name="P2" draw:layer="layout" svg:width="11.75cm" svg:height="1.484cm" svg:x="16.75cm" svg:y="13.8cm">
          <draw:text-box>
            <text:p text:style-name="P1">Première itération alignement de zéro,</text:p>
            <text:p text:style-name="P1"><text:span text:style-name="T1">Par exemple ca va checker si on a 3 X les uns à la suite des autres</text:span></text:p>
          </draw:text-box>
        </draw:frame>
        <draw:line draw:style-name="gr13" draw:text-style-name="P9" draw:layer="layout" svg:x1="9.25cm" svg:y1="15.35cm" svg:x2="16.5cm" svg:y2="15.75cm">
          <text:p/>
        </draw:line>
        <draw:frame draw:style-name="gr18" draw:text-style-name="P2" draw:layer="layout" svg:width="11.75cm" svg:height="1.484cm" svg:x="16.75cm" svg:y="15.1cm">
          <draw:text-box>
            <text:p text:style-name="P1"><text:span text:style-name="T1">A sera = à <text:s/>X ou 0. La même chose pour B et C. On cherche si c’est égal 3 fois à X ou 3 fois égal à 0.</text:span></text:p>
          </draw:text-box>
        </draw:frame>
        <draw:line draw:style-name="gr13" draw:text-style-name="P9" draw:layer="layout" svg:x1="9.25cm" svg:y1="17.05cm" svg:x2="16.25cm" svg:y2="17.05cm">
          <text:p/>
        </draw:line>
        <draw:frame draw:style-name="gr23" draw:text-style-name="P2" draw:layer="layout" svg:width="11.75cm" svg:height="0.7cm" svg:x="16.75cm" svg:y="16.6cm">
          <draw:text-box>
            <text:p text:style-name="P1"><text:span text:style-name="T1">Permet la vérification</text:span></text:p>
          </draw:text-box>
        </draw:frame>
        <draw:line draw:style-name="gr13" draw:text-style-name="P9" draw:layer="layout" svg:x1="9.25cm" svg:y1="18.55cm" svg:x2="16.25cm" svg:y2="18.55cm">
          <text:p/>
        </draw:line>
        <draw:frame draw:style-name="gr23" draw:text-style-name="P2" draw:layer="layout" svg:width="11.75cm" svg:height="0.7cm" svg:x="16.75cm" svg:y="18.2cm">
          <draw:text-box>
            <text:p text:style-name="P1"><text:span text:style-name="T1">La c’est une victoire</text:span></text:p>
          </draw:text-box>
        </draw:frame>
      </draw:page>
      <draw:page draw:name="page5" draw:style-name="dp1" draw:master-page-name="Standard">
        <draw:frame draw:style-name="gr24" draw:text-style-name="P2" draw:layer="layout" svg:width="9.75cm" svg:height="2.557cm" svg:x="1.75cm" svg:y="1.693cm">
          <draw:text-box>
            <text:p text:style-name="P1"><text:s/>if(finDePartie){</text:p>
            <text:p text:style-name="P1"><text:s text:c="8"/>info.innerText = `Le joueur ${joueurEnCours} a gagné !`</text:p>
            <text:p text:style-name="P1"><text:s text:c="8"/>verouillage = false;</text:p>
            <text:p text:style-name="P1"><text:s text:c="8"/>return;</text:p>
            <text:p text:style-name="P1"><text:s text:c="4"/>}</text:p>
          </draw:text-box>
        </draw:frame>
        <draw:frame draw:style-name="gr25" draw:text-style-name="P2" draw:layer="layout" svg:width="9.75cm" svg:height="0.783cm" svg:x="16.25cm" svg:y="2.217cm">
          <draw:text-box>
            <text:p text:style-name="P1">Fin de partie, alors verrouillage</text:p>
          </draw:text-box>
        </draw:frame>
        <draw:line draw:style-name="gr26" draw:text-style-name="P3" draw:layer="layout" svg:x1="12cm" svg:y1="2.75cm" svg:x2="14.5cm" svg:y2="2.75cm">
          <text:p/>
        </draw:line>
        <draw:frame draw:style-name="gr12" draw:text-style-name="P2" draw:layer="layout" svg:width="10.25cm" svg:height="3.128cm" svg:x="1.5cm" svg:y="7.501cm">
          <draw:text-box>
            <text:p text:style-name="P1"><text:span text:style-name="T1"><text:s text:c="2"/></text:span><text:span text:style-name="T1">changementDeJoueur();</text:span></text:p>
            <text:p text:style-name="P1"><text:span text:style-name="T1">}</text:span></text:p>
            <text:p text:style-name="P1"><text:span text:style-name="T1"/></text:p>
            <text:p text:style-name="P1"><text:span text:style-name="T1">function changementDeJoueur(){</text:span></text:p>
            <text:p text:style-name="P1"><text:span text:style-name="T1"><text:s text:c="4"/></text:span><text:span text:style-name="T1">joueurEnCours = joueurEnCours === "X" ? "O" : "X";</text:span></text:p>
            <text:p text:style-name="P1"><text:span text:style-name="T1"><text:s text:c="4"/></text:span><text:span text:style-name="T1">info.innerText = `Au tour de ${joueurEnCours}`;</text:span></text:p>
            <text:p text:style-name="P1"><text:span text:style-name="T1">}</text:span></text:p>
          </draw:text-box>
        </draw:frame>
        <draw:line draw:style-name="gr13" draw:text-style-name="P9" draw:layer="layout" svg:x1="14.629cm" svg:y1="8.602cm" svg:x2="16.379cm" svg:y2="8.602cm">
          <text:p/>
        </draw:line>
        <draw:frame draw:style-name="gr27" draw:text-style-name="P4" draw:layer="layout" svg:width="9.5cm" svg:height="1.599cm" svg:x="18.75cm" svg:y="8.101cm">
          <draw:text-box>
            <text:p text:style-name="P1">Si le joueur en cours est la croix alors prochain joueur devient 0</text:p>
            <text:p text:style-name="P1"><text:span text:style-name="T3">Elle sera </text:span><text:span text:style-name="T4">appelé</text:span><text:span text:style-name="T3"> uniquement si la partie est finie ou pas</text:span></text:p>
          </draw:text-box>
        </draw:frame>
        <draw:line draw:style-name="gr13" draw:text-style-name="P9" draw:layer="layout" svg:x1="6.25cm" svg:y1="4.101cm" svg:x2="6.279cm" svg:y2="5.202cm">
          <text:p/>
        </draw:line>
        <draw:frame draw:style-name="gr28" draw:text-style-name="P2" draw:layer="layout" svg:width="10cm" svg:height="1.073cm" svg:x="1.75cm" svg:y="5.477cm">
          <draw:text-box>
            <text:p text:style-name="P1"><text:span text:style-name="T1">Et c’est la seulement que le changement de joueur intervient</text:span></text:p>
            <text:p text:style-name="P1"><text:span text:style-name="T1"/></text:p>
          </draw:text-box>
        </draw:frame>
        <draw:frame draw:style-name="gr29" draw:text-style-name="P2" draw:layer="layout" svg:width="10.75cm" svg:height="3.5cm" svg:x="1.75cm" svg:y="11.25cm">
          <draw:text-box>
            <text:p text:style-name="P1">// si il n'y pas de chaine de caracteres vides dans partie en cours</text:p>
            <text:p text:style-name="P1"><text:s text:c="4"/>let matchNul = !partieEnCours.includes('');</text:p>
            <text:p text:style-name="P1"><text:s text:c="4"/>if(matchNul){</text:p>
            <text:p text:style-name="P1"><text:s text:c="8"/>info.innerText = <text:s/>'Match nul !';</text:p>
            <text:p text:style-name="P1"><text:s text:c="8"/>verouillage = false;</text:p>
            <text:p text:style-name="P1"><text:s text:c="8"/>return;</text:p>
            <text:p text:style-name="P1"><text:s text:c="4"/>}</text:p>
          </draw:text-box>
        </draw:frame>
        <draw:line draw:style-name="gr13" draw:text-style-name="P9" draw:layer="layout" svg:x1="14.629cm" svg:y1="12.902cm" svg:x2="16.379cm" svg:y2="12.902cm">
          <text:p/>
        </draw:line>
        <draw:frame draw:style-name="gr30" draw:text-style-name="P2" draw:layer="layout" svg:width="10.75cm" svg:height="1.5cm" svg:x="17.35cm" svg:y="12.25cm">
          <draw:text-box>
            <text:p text:style-name="P1">Vérifie que tout est rempli ou prend en compte qu’on ne plus rien remplir</text:p>
          </draw:text-box>
        </draw:frame>
        <draw:line draw:style-name="gr13" draw:text-style-name="P9" draw:layer="layout" svg:x1="9cm" svg:y1="12.25cm" svg:x2="15.5cm" svg:y2="14.75cm">
          <text:p/>
        </draw:line>
        <draw:frame draw:style-name="gr22" draw:text-style-name="P2" draw:layer="layout" svg:width="10.75cm" svg:height="0.75cm" svg:x="16.25cm" svg:y="14.5cm">
          <draw:text-box>
            <text:p text:style-name="P1">Inclus les caractères de chaînes vid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adea" svg:font-family="Caladea" style:font-adornments="Normal" style:font-family-generic="roman" style:font-pitch="variable"/>
    <style:font-face style:name="Caladea1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19T09:37:34.885000000</meta:creation-date>
    <dc:date>2022-08-19T11:30:37.135000000</dc:date>
    <meta:editing-duration>PT1H52M52S</meta:editing-duration>
    <meta:editing-cycles>22</meta:editing-cycles>
    <meta:generator>LibreOffice/7.4.0.3$Windows_X86_64 LibreOffice_project/f85e47c08ddd19c015c0114a68350214f7066f5a</meta:generator>
    <meta:document-statistic meta:object-count="74"/>
  </office:meta>
</office:document-meta>
</file>